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18.65pt" svg:height="505.19pt" svg:x="195.11pt" svg:y="5.27pt">
            <loext:p draw:notify-on-update-of-ranges="Sheet1.A2:Sheet1.A9 Sheet1.B2:Sheet1.B9 Sheet1.B11:Sheet1.B18 Sheet1.A11:Sheet1.A18 Sheet1.C2:Sheet1.C9 Sheet1.A2:Sheet1.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Zap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9" calcext:value-type="float">
            <text:p>0.0019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26" calcext:value-type="float">
            <text:p>0.0026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A11])/100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([.A12])/100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([.A13])/100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OG([.A14])/100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LOG([.A15])/100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LOG([.A16])/100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LOG([.A17])/100"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LOG([.A18])/100" office:value-type="float" office:value="0.08" calcext:value-type="float">
            <text:p>0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00:37:32.828864690</meta:creation-date>
    <dc:date>2017-06-17T13:15:59.551829104</dc:date>
    <meta:editing-duration>PT12H6M37S</meta:editing-duration>
    <meta:editing-cycles>1</meta:editing-cycles>
    <meta:document-statistic meta:table-count="1" meta:cell-count="4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72953" draw:fill-color="#77295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409cm" svg:height="17.823cm" xlink:href=".." xlink:type="simple" chart:class="chart:scatter" chart:style-name="ch1">
        <chart:title svg:x="13.926cm" svg:y="1.315cm" chart:style-name="ch2">
          <text:p>Czas odczytu i zapisu</text:p>
        </chart:title>
        <chart:legend svg:x="28.832cm" svg:y="9.897cm" style:legend-expansion="custom" chartooo:width="2.015cm" chartooo:height="2.418cm" style:legend-expansion-aspect-ratio="0.833333333333333" chart:style-name="ch3"/>
        <chart:plot-area chart:style-name="ch4" table:cell-range-address="Sheet1.A2:Sheet1.C9 Sheet1.B11:Sheet1.B18" chart:data-source-has-labels="row" svg:x="2.073cm" svg:y="2.412cm" svg:width="29.942cm" svg:height="13.475cm">
          <chartooo:coordinate-region svg:x="3.171cm" svg:y="2.611cm" svg:width="28.009cm" svg:height="12.629cm"/>
          <chart:axis chart:dimension="x" chart:name="primary-x" chart:style-name="ch5">
            <chart:title svg:x="28.426cm" svg:y="14.678cm" chart:style-name="ch6">
              <text:p>liczba elementow</text:p>
            </chart:title>
          </chart:axis>
          <chart:axis chart:dimension="y" chart:name="primary-y" chart:style-name="ch5">
            <chart:title svg:x="3.516cm" svg:y="4.231cm" chart:style-name="ch7">
              <text:p>czas[s]</text:p>
            </chart:title>
            <chart:grid chart:style-name="ch8" chart:class="major"/>
          </chart:axis>
          <chart:series chart:style-name="ch9" chart:values-cell-range-address="Sheet1.B2:Sheet1.B9" loext:label-string="zapis" chart:class="chart:scatter">
            <chart:domain table:cell-range-address="Sheet1.A2:Sheet1.A9"/>
            <chart:data-point chart:repeated="8"/>
          </chart:series>
          <chart:series chart:style-name="ch10" chart:values-cell-range-address="Sheet1.B11:Sheet1.B18" loext:label-string="logn" chart:class="chart:scatter">
            <chart:domain table:cell-range-address="Sheet1.A11:Sheet1.A18"/>
            <chart:data-point chart:repeated="4"/>
            <chart:data-point chart:style-name="ch11"/>
            <chart:data-point chart:repeated="3"/>
          </chart:series>
          <chart:series chart:style-name="ch12" chart:values-cell-range-address="Sheet1.C2:Sheet1.C9" loext:label-string="odczyt" chart:class="chart:scatter">
            <chart:data-point chart:repeated="4"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apis</text:p>
              </table:table-cell>
              <table:table-cell office:value-type="string">
                <text:p>Column A</text:p>
              </table:table-cell>
              <table:table-cell office:value-type="string">
                <text:p>logn</text:p>
              </table:table-cell>
              <table:table-cell office:value-type="string">
                <text:p>odczy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0.0012">
                <text:p>0.0012</text:p>
                <draw:g>
                  <svg:desc>Sheet1.B2:Sheet1.B9</svg:desc>
                </draw:g>
              </table:table-cell>
              <table:table-cell office:value-type="float" office:value="10">
                <text:p>10</text:p>
                <draw:g>
                  <svg:desc>Sheet1.A11:Sheet1.A18</svg:desc>
                </draw:g>
              </table:table-cell>
              <table:table-cell office:value-type="float" office:value="0.01">
                <text:p>0.01</text:p>
                <draw:g>
                  <svg:desc>Sheet1.B11:Sheet1.B18</svg:desc>
                </draw:g>
              </table:table-cell>
              <table:table-cell office:value-type="float" office:value="0.29">
                <text:p>0.29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4">
                <text:p>0.0014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16">
                <text:p>0.0016</text:p>
              </table:table-cell>
              <table:table-cell office:value-type="float" office:value="1000">
                <text:p>1000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17">
                <text:p>0.0017</text:p>
              </table:table-cell>
              <table:table-cell office:value-type="float" office:value="10000">
                <text:p>10000</text:p>
              </table:table-cell>
              <table:table-cell office:value-type="float" office:value="0.04">
                <text:p>0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19">
                <text:p>0.0019</text:p>
              </table:table-cell>
              <table:table-cell office:value-type="float" office:value="100000">
                <text:p>100000</text:p>
              </table:table-cell>
              <table:table-cell office:value-type="float" office:value="0.05">
                <text:p>0.05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26">
                <text:p>0.0026</text:p>
              </table:table-cell>
              <table:table-cell office:value-type="float" office:value="1000000">
                <text:p>1000000</text:p>
              </table:table-cell>
              <table:table-cell office:value-type="float" office:value="0.06">
                <text:p>0.06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0032">
                <text:p>0.0032</text:p>
              </table:table-cell>
              <table:table-cell office:value-type="float" office:value="10000000">
                <text:p>10000000</text:p>
              </table:table-cell>
              <table:table-cell office:value-type="float" office:value="0.07">
                <text:p>0.0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42">
                <text:p>0.0042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8">
                <text:p>0.08</text:p>
              </table:table-cell>
              <table:table-cell office:value-type="float" office:value="2.92">
                <text:p>2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